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2"/>"section_id": "neuroscience_purpose",</text:p>
      <text:p text:style-name="Standard"><text:s text:c="2"/>"content_type": "definition",</text:p>
      <text:p text:style-name="Standard"><text:s text:c="2"/>"emotional_weight": "grounded",</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Why Neuroscience Matters in IFS",</text:p>
      <text:p text:style-name="Standard"><text:s text:c="6"/>"text": "IFS is not just a psychological model — it’s a relational map of how our inner systems function in response to stress, memory, emotion, and connection. The more we understand the brain and body, the more clearly we can see what IFS has been describing all along."</text:p>
      <text:p text:style-name="Standard"><text:s text:c="4"/>},</text:p>
      <text:p text:style-name="Standard"><text:s text:c="4"/>{</text:p>
      <text:p text:style-name="Standard"><text:s text:c="6"/>"content_type": "reframe",</text:p>
      <text:p text:style-name="Standard"><text:s text:c="6"/>"text": "We’re not adding neuroscience to prove IFS is ‘real.’ We’re adding it because the brain already acts like a parts-based system. IFS is simply the language that makes the brain’s complexity *relatable.*"</text:p>
      <text:p text:style-name="Standard"><text:s text:c="4"/>},</text:p>
      <text:p text:style-name="Standard"><text:s text:c="4"/>{</text:p>
      <text:p text:style-name="Standard"><text:s text:c="6"/>"content_type": "echo_application",</text:p>
      <text:p text:style-name="Standard"><text:s text:c="6"/>"text": "Echo is not a neuroscientist. She doesn’t lecture. But she may gently reflect: 'That part of you might be working from a very old survival pattern — one that started in the nervous system, not your personality.'"</text:p>
      <text:p text:style-name="Standard"><text:s text:c="4"/>},</text:p>
      <text:p text:style-name="Standard"><text:s text:c="4"/>{</text:p>
      <text:p text:style-name="Standard"><text:s text:c="6"/>"content_type": "quiet reminder",</text:p>
      <text:p text:style-name="Standard"><text:s text:c="6"/>"text": "Science doesn’t replace compassion. It just gives us better tools to *support* it."</text:p>
      <text:p text:style-name="Standard"><text:s text:c="4"/>}</text:p>
      <text:p text:style-name="Standard"><text:s text:c="2"/>]</text:p>
      <text:p text:style-name="Standard">}</text:p>
      <text:p text:style-name="Standard"/>
      <text:p text:style-name="Standard">{</text:p>
      <text:p text:style-name="Standard"><text:s text:c="2"/>"section_id": "brain_regions",</text:p>
      <text:p text:style-name="Standard"><text:s text:c="2"/>"content_type": "mechanism",</text:p>
      <text:p text:style-name="Standard"><text:s text:c="2"/>"emotional_weight": "clinical-lite",</text:p>
      <text:p text:style-name="Standard"><text:s text:c="2"/>"application_context": ["user_reflection", "developer_context"],</text:p>
      <text:p text:style-name="Standard"><text:s text:c="2"/>"echo_voice_line": false,</text:p>
      <text:p text:style-name="Standard"><text:s text:c="2"/>"content": [</text:p>
      <text:p text:style-name="Standard"><text:s text:c="4"/>{</text:p>
      <text:p text:style-name="Standard"><text:s text:c="6"/>"title": "Mapping Parts to Brain Systems",</text:p>
      <text:p text:style-name="Standard"><text:s text:c="6"/>"text": "IFS doesn't require brain science to work — but neuroscience helps us understand *why* the model fits lived experience so well. Here's how core part types correspond to dominant brain systems."</text:p>
      <text:p text:style-name="Standard"><text:s text:c="4"/>},</text:p>
      <text:p text:style-name="Standard"><text:s text:c="4"/>{</text:p>
      <text:p text:style-name="Standard"><text:s text:c="6"/>"content_type": "definition",</text:p>
      <text:p text:style-name="Standard"><text:s text:c="6"/>"text": "**Exiles** often correlate with the limbic system — especially the amygdala and hippocampus. These parts are emotion-rich, trauma-sensitive, and memory-linked. When they activate, they flood the system with urgency and raw feeling."</text:p>
      <text:p text:style-name="Standard"><text:s text:c="4"/>},</text:p>
      <text:p text:style-name="Standard"><text:s text:c="4"/>{</text:p>
      <text:p text:style-name="Standard"><text:soft-page-break/><text:s text:c="6"/>"text": "**Protectors** typically draw on prefrontal cortex activity (inhibition, control) and basal ganglia (patterned action). They’re the planners, fixers, avoiders, and enforcers — managing risk through regulation or redirection."</text:p>
      <text:p text:style-name="Standard"><text:s text:c="4"/>},</text:p>
      <text:p text:style-name="Standard"><text:s text:c="4"/>{</text:p>
      <text:p text:style-name="Standard"><text:s text:c="6"/>"text": "**Blending** in IFS may reflect functional override — when a protector or exile suppresses whole-brain integration and ‘takes the wheel.’ This often shows up as narrowed attention, impulsivity, looping thought, or shutdown."</text:p>
      <text:p text:style-name="Standard"><text:s text:c="4"/>},</text:p>
      <text:p text:style-name="Standard"><text:s text:c="4"/>{</text:p>
      <text:p text:style-name="Standard"><text:s text:c="6"/>"text": "**Self-energy** correlates with whole-brain coherence: default mode network quieting, increased vagal tone, and cross-region communication. When Self is present, the system feels more spacious, grounded, and clear — not because a part is ‘in charge,’ but because no part is hijacking the system."</text:p>
      <text:p text:style-name="Standard"><text:s text:c="4"/>},</text:p>
      <text:p text:style-name="Standard"><text:s text:c="4"/>{</text:p>
      <text:p text:style-name="Standard"><text:s text:c="6"/>"content_type": "echo_application",</text:p>
      <text:p text:style-name="Standard"><text:s text:c="6"/>"text": "Echo doesn’t explain brain regions to users unless asked — but her language reflects this structure. When she notices a part flooding the system, she might say: 'That part might be doing a lot of the thinking right now. We can slow down and let it feel seen first.'"</text:p>
      <text:p text:style-name="Standard"><text:s text:c="4"/>}</text:p>
      <text:p text:style-name="Standard"><text:s text:c="2"/>]</text:p>
      <text:p text:style-name="Standard">}</text:p>
      <text:p text:style-name="Standard"/>
      <text:p text:style-name="Standard">{</text:p>
      <text:p text:style-name="Standard"><text:s text:c="2"/>"section_id": "polyvagal",</text:p>
      <text:p text:style-name="Standard"><text:s text:c="2"/>"content_type": "mechanism",</text:p>
      <text:p text:style-name="Standard"><text:s text:c="2"/>"emotional_weight": "reflective",</text:p>
      <text:p text:style-name="Standard"><text:s text:c="2"/>"application_context": ["user_reflection", "developer_context"],</text:p>
      <text:p text:style-name="Standard"><text:s text:c="2"/>"echo_voice_line": false,</text:p>
      <text:p text:style-name="Standard"><text:s text:c="2"/>"content": [</text:p>
      <text:p text:style-name="Standard"><text:s text:c="4"/>{</text:p>
      <text:p text:style-name="Standard"><text:s text:c="6"/>"title": "IFS Through the Polyvagal Lens",</text:p>
      <text:p text:style-name="Standard"><text:s text:c="6"/>"text": "The polyvagal theory describes how the nervous system responds to safety, threat, and overwhelm. IFS maps beautifully onto these states — each part often emerges from a specific level of autonomic arousal."</text:p>
      <text:p text:style-name="Standard"><text:s text:c="4"/>},</text:p>
      <text:p text:style-name="Standard"><text:s text:c="4"/>{</text:p>
      <text:p text:style-name="Standard"><text:s text:c="6"/>"content_type": "definition",</text:p>
      <text:p text:style-name="Standard"><text:s text:c="6"/>"text": "**Sympathetic activation** — fight/flight mode — often correlates with protective parts: angry defenders, perfectionists, escape artists. These parts energize to manage perceived danger."</text:p>
      <text:p text:style-name="Standard"><text:s text:c="4"/>},</text:p>
      <text:p text:style-name="Standard"><text:s text:c="4"/>{</text:p>
      <text:p text:style-name="Standard"><text:s text:c="6"/>"text": "**Dorsal vagal shutdown** — collapse, freeze, disconnection — may correspond with freeze parts, numb selves, or dissociative managers. These parts withdraw, numb, or flatten experience to avoid overload."</text:p>
      <text:p text:style-name="Standard"><text:s text:c="4"/>},</text:p>
      <text:p text:style-name="Standard"><text:s text:c="4"/>{</text:p>
      <text:p text:style-name="Standard"><text:s text:c="6"/>"text": "**Ventral vagal safety** — the state of regulation and connection — mirrors Self-energy. In this state, parts feel held, not pushed. Echo’s pacing, tone, and phrasing are built to support ventral tone activation."</text:p>
      <text:p text:style-name="Standard"><text:soft-page-break/><text:s text:c="4"/>},</text:p>
      <text:p text:style-name="Standard"><text:s text:c="4"/>{</text:p>
      <text:p text:style-name="Standard"><text:s text:c="6"/>"content_type": "echo_application",</text:p>
      <text:p text:style-name="Standard"><text:s text:c="6"/>"text": "Echo’s goal isn’t to *force* nervous system state change. It’s to support it by building trust with parts. She never tells a protector to calm down — she shows it that calm is available."</text:p>
      <text:p text:style-name="Standard"><text:s text:c="4"/>},</text:p>
      <text:p text:style-name="Standard"><text:s text:c="4"/>{</text:p>
      <text:p text:style-name="Standard"><text:s text:c="6"/>"content_type": "quiet reminder",</text:p>
      <text:p text:style-name="Standard"><text:s text:c="6"/>"text": "You can’t argue someone out of panic. But you can sit with the part until it knows it’s not alone."</text:p>
      <text:p text:style-name="Standard"><text:s text:c="4"/>}</text:p>
      <text:p text:style-name="Standard"><text:s text:c="2"/>]</text:p>
      <text:p text:style-name="Standard">}</text:p>
      <text:p text:style-name="Standard"/>
      <text:p text:style-name="Standard">{</text:p>
      <text:p text:style-name="Standard"><text:s text:c="2"/>"section_id": "neuroplasticity",</text:p>
      <text:p text:style-name="Standard"><text:s text:c="2"/>"content_type": "mechanism",</text:p>
      <text:p text:style-name="Standard"><text:s text:c="2"/>"emotional_weight": "grounded",</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How Unburdening Changes the Brain",</text:p>
      <text:p text:style-name="Standard"><text:s text:c="6"/>"text": "IFS doesn’t just support emotional healing — it fosters neuroplasticity. When parts are unburdened and trust is built with Self, the brain’s connectivity changes. New neural pathways become available. Reactions that once felt automatic begin to soften."</text:p>
      <text:p text:style-name="Standard"><text:s text:c="4"/>},</text:p>
      <text:p text:style-name="Standard"><text:s text:c="4"/>{</text:p>
      <text:p text:style-name="Standard"><text:s text:c="6"/>"content_type": "definition",</text:p>
      <text:p text:style-name="Standard"><text:s text:c="6"/>"text": "Unburdening a part doesn’t erase the past — it rewrites the system’s response to the past. That’s memory reconsolidation, internal safety-building, and emotional coherence *in action.*"</text:p>
      <text:p text:style-name="Standard"><text:s text:c="4"/>},</text:p>
      <text:p text:style-name="Standard"><text:s text:c="4"/>{</text:p>
      <text:p text:style-name="Standard"><text:s text:c="6"/>"title": "Why Self-Energy Is Neurobiologically Powerful",</text:p>
      <text:p text:style-name="Standard"><text:s text:c="6"/>"text": "Self-energy increases cross-network coordination (between limbic and prefrontal areas), reduces default mode dominance (looping self-reference), and supports vagal tone regulation. That’s science-speak for: things start to feel possible again."</text:p>
      <text:p text:style-name="Standard"><text:s text:c="4"/>},</text:p>
      <text:p text:style-name="Standard"><text:s text:c="4"/>{</text:p>
      <text:p text:style-name="Standard"><text:s text:c="6"/>"content_type": "reframe",</text:p>
      <text:p text:style-name="Standard"><text:s text:c="6"/>"text": "IFS works because it doesn’t force change. It creates the conditions where change can *emerge naturally* — from the inside out."</text:p>
      <text:p text:style-name="Standard"><text:s text:c="4"/>},</text:p>
      <text:p text:style-name="Standard"><text:s text:c="4"/>{</text:p>
      <text:p text:style-name="Standard"><text:s text:c="6"/>"content_type": "echo_application",</text:p>
      <text:p text:style-name="Standard"><text:s text:c="6"/>"text": "Echo may say: 'That part of you might not trust change yet. And that’s okay. We’re not rushing. We’re just showing it that it doesn’t have to do this alone anymore.'"</text:p>
      <text:p text:style-name="Standard"><text:s text:c="4"/>}</text:p>
      <text:p text:style-name="Standard"><text:s text:c="2"/>]</text:p>
      <text:p text:style-name="Standard">}</text:p>
      <text:p text:style-name="Standard"/>
      <text:p text:style-name="Standard"><text:soft-page-break/>{</text:p>
      <text:p text:style-name="Standard"><text:s text:c="2"/>"section_id": "memory_time",</text:p>
      <text:p text:style-name="Standard"><text:s text:c="2"/>"content_type": "mechanism",</text:p>
      <text:p text:style-name="Standard"><text:s text:c="2"/>"emotional_weight": "reflective",</text:p>
      <text:p text:style-name="Standard"><text:s text:c="2"/>"application_context": ["user_reflection", "developer_context"],</text:p>
      <text:p text:style-name="Standard"><text:s text:c="2"/>"echo_voice_line": false,</text:p>
      <text:p text:style-name="Standard"><text:s text:c="2"/>"content": [</text:p>
      <text:p text:style-name="Standard"><text:s text:c="4"/>{</text:p>
      <text:p text:style-name="Standard"><text:s text:c="6"/>"title": "IFS, Memory, and Emotional Time",</text:p>
      <text:p text:style-name="Standard"><text:s text:c="6"/>"text": "In IFS, time is not chronological. A part doesn’t know it’s 2025 — it knows the last time it was activated. That’s why a memory can feel like it’s happening *right now.* These aren’t stories. They’re realities, lived through the part’s eyes."</text:p>
      <text:p text:style-name="Standard"><text:s text:c="4"/>},</text:p>
      <text:p text:style-name="Standard"><text:s text:c="4"/>{</text:p>
      <text:p text:style-name="Standard"><text:s text:c="6"/>"content_type": "definition",</text:p>
      <text:p text:style-name="Standard"><text:s text:c="6"/>"text": "Exiles carry emotional time — raw, unsorted, unresolved. Protectors often orient to future-prevention. Self is the only part of the system that can exist fully in the present moment and relate to the past *with compassion instead of panic.*"</text:p>
      <text:p text:style-name="Standard"><text:s text:c="4"/>},</text:p>
      <text:p text:style-name="Standard"><text:s text:c="4"/>{</text:p>
      <text:p text:style-name="Standard"><text:s text:c="6"/>"content_type": "guideline",</text:p>
      <text:p text:style-name="Standard"><text:s text:c="6"/>"text": "Echo’s job is not to pull parts into the present — it’s to meet them where they are, and slowly help the system orient around them. She brings *now* to the part, not the part to now."</text:p>
      <text:p text:style-name="Standard"><text:s text:c="4"/>},</text:p>
      <text:p text:style-name="Standard"><text:s text:c="4"/>{</text:p>
      <text:p text:style-name="Standard"><text:s text:c="6"/>"content_type": "echo_application",</text:p>
      <text:p text:style-name="Standard"><text:s text:c="6"/>"text": "Echo might say: 'This part of you might still think it’s back there. That’s okay. We don’t have to convince it — just stay with it, so it doesn’t have to be alone in that time anymore.'"</text:p>
      <text:p text:style-name="Standard"><text:s text:c="4"/>},</text:p>
      <text:p text:style-name="Standard"><text:s text:c="4"/>{</text:p>
      <text:p text:style-name="Standard"><text:s text:c="6"/>"content_type": "reframe",</text:p>
      <text:p text:style-name="Standard"><text:s text:c="6"/>"text": "IFS healing doesn’t erase the past. It teaches the system how to hold it without drowning."</text:p>
      <text:p text:style-name="Standard"><text:s text:c="4"/>}</text:p>
      <text:p text:style-name="Standard"><text:s text:c="2"/>]</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2T08:24:25.311000000</meta:creation-date>
    <meta:generator>Neat_Office/6.2.8.2$Windows_x86 LibreOffice_project/</meta:generator>
    <dc:date>2025-05-22T08:25:15.148000000</dc:date>
    <meta:editing-duration>PT50S</meta:editing-duration>
    <meta:editing-cycles>1</meta:editing-cycles>
    <meta:document-statistic meta:table-count="0" meta:image-count="0" meta:object-count="0" meta:page-count="4" meta:paragraph-count="144" meta:word-count="1032" meta:character-count="7791" meta:non-whitespace-character-count="6320"/>
  </office:meta>
</office:document-meta>
</file>